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3c17a" officeooo:paragraph-rsid="0003c17a" style:font-size-asian="17.5pt" style:font-size-complex="20pt"/>
    </style:style>
    <style:style style:name="P2" style:family="paragraph" style:parent-style-name="Standard">
      <style:paragraph-properties fo:text-align="justify" style:justify-single-word="false"/>
      <style:text-properties fo:font-size="12pt" officeooo:rsid="0003c17a" officeooo:paragraph-rsid="0003c17a"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mum Viable Product</text:p>
      <text:p text:style-name="P1">MVP</text:p>
      <text:p text:style-name="P1"/>
      <text:p text:style-name="P1"/>
      <text:p text:style-name="P2">POR – Visando uma rápida utilização e aceitação do aplicativo, sua versão mínima será voltada a realizar cadastros de lanches e clientes, e realizar pedidos. Esse projeto incial será utilizado focando em diminuir o tempo com que os pedidos são feitos, evitando calcular o valor total dos pedidos, ou escrever o nome dos lanches em uma comanda de papel. Essas informações serão guardadas numa base de dados local, no celular onde o aplicativo estará instalado.</text:p>
      <text:p text:style-name="P2"/>
      <text:p text:style-name="P2">ENG – Looking for a quick usage and acceptance of the app, its MVP will be centered into registering burguers, customer and doing all order slips. This starting project will be used focusing in saving time from all orders requested, skipping money calculations or writing all hamburugers’ names in a paper order slip. These information will be storaged in a local database, on the cellphone where the app will be install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7T21:56:43.577510000</meta:creation-date>
    <dc:date>2025-09-17T22:05:02.788923000</dc:date>
    <meta:editing-duration>PT8M19S</meta:editing-duration>
    <meta:editing-cycles>1</meta:editing-cycles>
    <meta:document-statistic meta:table-count="0" meta:image-count="0" meta:object-count="0" meta:page-count="1" meta:paragraph-count="4" meta:word-count="148" meta:character-count="907" meta:non-whitespace-character-count="761"/>
    <meta:generator>LibreOffice/25.8.1.1$Windows_X86_64 LibreOffice_project/54047653041915e595ad4e45cccea684809c77b5</meta:generator>
  </office:meta>
</office:document-meta>
</file>